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3690*"/>
    </style:style>
    <style:style style:name="Table22.B" style:family="table-column">
      <style:table-column-properties style:column-width="4.3708in" style:rel-column-width="629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4"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text-properties style:font-name="Arial1"/>
    </style:style>
    <style:style style:name="P3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text-properties style:font-name="Arial" fo:font-weight="bold" style:font-weight-asian="bold" style:font-weight-complex="bold"/>
    </style:style>
    <style:style style:name="P38" style:family="paragraph" style:parent-style-name="Table_20_Contents">
      <style:text-properties style:font-name="Arial" fo:font-size="10pt" style:font-size-asian="10pt" style:font-size-complex="10pt"/>
    </style:style>
    <style:style style:name="P39" style:family="paragraph" style:parent-style-name="Table_20_Heading">
      <style:paragraph-properties fo:text-align="start" style:justify-single-word="false"/>
      <style:text-properties style:font-name="Arial"/>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Heading_20_2">
      <style:text-properties fo:font-weight="bold" style:font-weight-asian="bold"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Heading_20_3">
      <style:text-properties fo:font-weight="bold" style:font-weight-asian="bold" style:font-weight-complex="bold"/>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1">
      <style:text-properties style:font-name="Arial"/>
    </style:style>
    <style:style style:name="P48" style:family="paragraph" style:parent-style-name="Text_20_body" style:list-style-name="L2">
      <style:text-properties style:font-name="Arial"/>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text-properties fo:font-weight="normal" style:font-weight-asian="normal" style:font-weight-complex="normal"/>
    </style:style>
    <style:style style:name="P53" style:family="paragraph" style:parent-style-name="Text_20_body" style:list-style-name="L4">
      <style:text-properties fo:font-weight="normal" style:font-weight-asian="normal" style:font-weight-complex="normal"/>
    </style:style>
    <style:style style:name="P54" style:family="paragraph" style:parent-style-name="Text_20_body" style:list-style-name="L5">
      <style:text-properties fo:font-weight="normal" style:font-weight-asian="normal" style:font-weight-complex="normal"/>
    </style:style>
    <style:style style:name="P55" style:family="paragraph" style:parent-style-name="Text_20_body" style:list-style-name="L6">
      <style:text-properties fo:font-weight="normal" style:font-weight-asian="normal" style:font-weight-complex="normal"/>
    </style:style>
    <style:style style:name="P56" style:family="paragraph" style:parent-style-name="Text_20_body" style:list-style-name="L5"/>
    <style:style style:name="P57"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2.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3</text:p>
          <text:p text:style-name="P41">Warning<text:tab/>3</text:p>
          <text:p text:style-name="P41">User Interface<text:tab/>3</text:p>
          <text:p text:style-name="P43">Main Window<text:tab/>3</text:p>
          <text:p text:style-name="P43">Project window<text:tab/>4</text:p>
          <text:p text:style-name="P45">Renaming a Layout<text:tab/>4</text:p>
          <text:p text:style-name="P45">Re-Order Layouts<text:tab/>4</text:p>
          <text:p text:style-name="P45">Context Menu Items (Layouts Node)<text:tab/>5</text:p>
          <text:p text:style-name="P45">Context Menu Items (Layout Node)<text:tab/>5</text:p>
          <text:p text:style-name="P45">Context Menu Items (Reference Node)<text:tab/>5</text:p>
          <text:p text:style-name="P43">Layout Control window<text:tab/>6</text:p>
          <text:p text:style-name="P45">Card Count Group<text:tab/>6</text:p>
          <text:p text:style-name="P45">Card Layout<text:tab/>6</text:p>
          <text:p text:style-name="P45">Multi-Select<text:tab/>7</text:p>
          <text:p text:style-name="P43">Element Control window<text:tab/>8</text:p>
          <text:p text:style-name="P45">Element<text:tab/>8</text:p>
          <text:p text:style-name="P45">Font (Text Elements)<text:tab/>8</text:p>
          <text:p text:style-name="P45">Graphic (Graphic Elements)<text:tab/>9</text:p>
          <text:p text:style-name="P45">Shape (Shape Elements)<text:tab/>9</text:p>
          <text:p text:style-name="P45">Border<text:tab/>10</text:p>
          <text:p text:style-name="P45">Outline<text:tab/>10</text:p>
          <text:p text:style-name="P43">Canvas window<text:tab/>10</text:p>
          <text:p text:style-name="P43">Logger window<text:tab/>11</text:p>
          <text:p text:style-name="P43">Defines window<text:tab/>11</text:p>
          <text:p text:style-name="P41">CSV Reference Files<text:tab/>11</text:p>
          <text:p text:style-name="P43">Creation<text:tab/>11</text:p>
          <text:p text:style-name="P43">Special Functions<text:tab/>12</text:p>
          <text:p text:style-name="P43">Color String Format<text:tab/>12</text:p>
          <text:p text:style-name="P45">RGB Color Format<text:tab/>12</text:p>
          <text:p text:style-name="P45">Color Name Format<text:tab/>12</text:p>
          <text:p text:style-name="P43">Font String Format<text:tab/>12</text:p>
          <text:p text:style-name="P43">Element Overrides<text:tab/>13</text:p>
          <text:p text:style-name="P43">Define File<text:tab/>14</text:p>
          <text:p text:style-name="P43">Google References / Defines<text:tab/>15</text:p>
          <text:p text:style-name="P45">Google Authentication Setup<text:tab/>15</text:p>
          <text:p text:style-name="P41">Definition / Scripting Reference<text:tab/>16</text:p>
          <text:p text:style-name="P43">All Elements<text:tab/>16</text:p>
          <text:p text:style-name="P43">Graphic Elements<text:tab/>18</text:p>
          <text:p text:style-name="P43">Text Elements<text:tab/>19</text:p>
          <text:p text:style-name="P43">Formatted Text Elements<text:tab/>19</text:p>
          <text:p text:style-name="P43">Shape Elements<text:tab/>21</text:p>
          <text:p text:style-name="P45"><text:soft-page-break/>Additional Parameters by Shape Table<text:tab/>21</text:p>
          <text:p text:style-name="P45">Grid Note<text:tab/>22</text:p>
          <text:p text:style-name="P43">Order of Translation<text:tab/>22</text:p>
          <text:p text:style-name="P41">Settings<text:tab/>22</text:p>
          <text:p text:style-name="P43">General<text:tab/>22</text:p>
          <text:p text:style-name="P43">PDF Export Settings<text:tab/>22</text:p>
          <text:p text:style-name="P45">Exporting Layouts<text:tab/>23</text:p>
          <text:p text:style-name="P45">Layout Notes<text:tab/>23</text:p>
          <text:p text:style-name="P43">Where is the print option?<text:tab/>23</text:p>
          <text:p text:style-name="P41">Layout Templates<text:tab/>23</text:p>
        </text:index-body>
      </text:table-of-content>
      <text:p text:style-name="P3"/>
      <text:h text:style-name="P4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ext:soft-page-break/>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an elements visible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9">Description</text:p>
            </table:table-cell>
            <table:table-cell table:style-name="Table16.B1" office:value-type="string">
              <text:p text:style-name="P39">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1449644618998142201" text:style-name="L1">
        <text:list-item>
          <text:p text:style-name="P47">The text will appear to be red until the font has been set once.</text:p>
        </text:list-item>
        <text:list-item>
          <text:p text:style-name="P46"><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7501200536958169487" text:style-name="L2">
        <text:list-item>
          <text:p text:style-name="P48">The separator character must be a comma. Some editors may switch this on you!</text:p>
        </text:list-item>
        <text:list-item>
          <text:p text:style-name="P48">The first row must contain the column names. The columns may be named with spaces but should not use the [ or ] characters (or anything else that might confuse the parser when trying to translate references).</text:p>
        </text:list-item>
        <text:list-item>
          <text:p text:style-name="P48">The first column may be named anything, but the contents should always be the card count of the given row. (an empty entry assumes 1 instance of the given row)</text:p>
        </text:list-item>
        <text:list-item>
          <text:p text:style-name="P49"><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text:soft-page-break/>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2"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oft-page-break/><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3">Fields</text:p>
            </table:table-cell>
            <table:table-cell table:style-name="Table20.B1" office:value-type="string">
              <text:p text:style-name="P33">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ext:soft-page-break/>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063817118528571895" text:style-name="L3">
        <text:list-item>
          <text:p text:style-name="P50">Each define name follows the same rules as a column name in a reference file.</text:p>
        </text:list-item>
        <text:list-item>
          <text:p text:style-name="P50"><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7618003292877615294" text:style-name="L4">
        <text:list-item>
          <text:p text:style-name="P51"><text:span text:style-name="T1">Reference file: </text:span><text:span text:style-name="T2">items.csv</text:span></text:p>
        </text:list-item>
        <text:list-item>
          <text:p text:style-name="P51"><text:span text:style-name="T1">Define file: </text:span><text:span text:style-name="T2">items_defines.csv</text:span></text:p>
        </text:list-item>
        <text:list-item>
          <text:p text:style-name="P53">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9116815247034385661" text:style-name="L5">
        <text:list-item>
          <text:p text:style-name="P56"><text:span text:style-name="T1">Main sheet: </text:span><text:span text:style-name="T2">items</text:span></text:p>
        </text:list-item>
        <text:list-item>
          <text:p text:style-name="P56"><text:span text:style-name="T1">Defines sheet:</text:span><text:span text:style-name="T2"> items_defines</text:span></text:p>
        </text:list-item>
        <text:list-item>
          <text:p text:style-name="P54">Project Wide Defines<text:line-break/>SpreadSheet Name: [project file name without the extension] (this is case sensitive!)<text:line-break/>Sheet Name: <text:span text:style-name="T2">defines</text:span></text:p>
        </text:list-item>
      </text:list>
      <text:h text:style-name="P44"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6014206246861446821" text:style-name="L6">
        <text:list-item>
          <text:p text:style-name="P55">Launch CardMaker and select <text:span text:style-name="T2">Tools</text:span> &gt; <text:span text:style-name="T2">Update Google Credentials... </text:span></text:p>
        </text:list-item>
        <text:list-item>
          <text:p text:style-name="P55">Either copy the Auth URL and browse to it in your preferred browser or click <text:span text:style-name="T2">Browse To URL</text:span></text:p>
        </text:list-item>
        <text:list-item>
          <text:p text:style-name="P55">Google should prompt you to allow CardMaker to access your spreadsheets and then navigate to the CardMaker site with the AccessToken field already selected. </text:p>
        </text:list-item>
        <text:list-item>
          <text:p text:style-name="P55">Copy the <text:span text:style-name="T2">AccessToken</text:span> value and return to CardMaker.</text:p>
        </text:list-item>
        <text:list-item>
          <text:p text:style-name="P55">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text:soft-page-break/>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ounter</text:p>
          </table:table-cell>
          <table:table-cell table:style-name="Table4.B4"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4"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4"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4"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4"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4"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846286668939832123" text:style-name="L7">
              <text:list-item>
                <text:p text:style-name="P35">x offset</text:p>
              </text:list-item>
              <text:list-item>
                <text:p text:style-name="P35">y offset</text:p>
              </text:list-item>
              <text:list-item>
                <text:p text:style-name="P35">width</text:p>
              </text:list-item>
              <text:list-item>
                <text:p text:style-name="P3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5638295505672824766" text:style-name="L8">
              <text:list-item>
                <text:p text:style-name="P36">percent – percentage of the line space the image height should be (aspect ratio is maintained) – value from 0.00 to 1.00 would be smaller than the line. 1.00 represents 100%.</text:p>
              </text:list-item>
              <text:list-item>
                <text:p text:style-name="P36">xoffset – The x draw offset</text:p>
              </text:list-item>
              <text:list-item>
                <text:p text:style-name="P36">yoffset – The y draw offset</text:p>
              </text:list-item>
              <text:list-item>
                <text:p text:style-name="P36">width – The width to draw</text:p>
              </text:list-item>
              <text:list-item>
                <text:p text:style-name="P36">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8354008951592239426" text:style-name="L9">
        <text:list-item>
          <text:p text:style-name="P5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3024263769837261908" text:style-name="L10">
        <text:list-item>
          <text:p text:style-name="P34">Data Source References (@[x])</text:p>
        </text:list-item>
        <text:list-item>
          <text:p text:style-name="P34">If</text:p>
        </text:list-item>
        <text:list-item>
          <text:p text:style-name="P34">Switch</text:p>
        </text:list-item>
        <text:list-item>
          <text:p text:style-name="P34">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2" meta:image-count="0" meta:object-count="0" meta:page-count="23" meta:paragraph-count="705" meta:word-count="6024" meta:character-count="35041"/>
  </office:meta>
</office:document-meta>
</file>